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Microsoft Sans Serif" fo:font-size="26pt" fo:font-style="italic" fo:font-weight="bold" style:font-size-asian="26pt" style:font-style-asian="italic" style:font-weight-asian="bold" style:font-size-complex="26pt" style:font-style-complex="italic" style:font-weight-complex="bold"/>
    </style:style>
    <style:style style:name="P2" style:family="paragraph" style:parent-style-name="Standard">
      <style:text-properties style:font-name="Times New Roman"/>
    </style:style>
    <style:style style:name="P3" style:family="paragraph" style:parent-style-name="Standard">
      <style:text-properties style:font-name="Times New Roman" fo:font-style="normal" style:font-style-asian="normal" style:font-style-complex="normal"/>
    </style:style>
    <style:style style:name="T1" style:family="text">
      <style:text-properties style:font-name="Times New Roman"/>
    </style:style>
    <style:style style:name="T2" style:family="text">
      <style:text-properties style:font-name="Times New Roman" fo:font-style="italic" style:font-style-asian="italic" style:font-style-complex="italic"/>
    </style:style>
    <style:style style:name="T3" style:family="text">
      <style:text-properties style:font-name="Times New Roman" fo:font-style="normal" style:font-style-asian="normal" style:font-style-complex="normal"/>
    </style:style>
    <style:style style:name="T4" style:family="text">
      <style:text-properties style:text-position="sub 58%" style:font-name="Times New Roman" fo:font-style="italic" style:font-style-asian="italic" style:font-style-complex="italic"/>
    </style:style>
    <style:style style:name="T5" style:family="text">
      <style:text-properties style:text-position="0% 100%" style:font-name="Times New Roman"/>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ción a la Geometría Analítica</text:p>
      <text:p text:style-name="Standard"/>
      <text:p text:style-name="Standard"><text:span text:style-name="T1">La ecuación general de segundo grado en 2 variables tiene la forma </text:span><text:span text:style-name="T1"><draw:frame draw:style-name="fr1" draw:name="Objeto1" text:anchor-type="as-char" svg:width="5.858cm" svg:height="0.527cm" draw:z-index="0"><draw:object xlink:href="./Object 1" xlink:type="simple" xlink:show="embed" xlink:actuate="onLoad"/><draw:image xlink:href="./ObjectReplacements/Object 1" xlink:type="simple" xlink:show="embed" xlink:actuate="onLoad"/></draw:frame></text:span><text:span text:style-name="T1">.</text:span></text:p>
      <text:p text:style-name="P2"/>
      <text:p text:style-name="P2">El valor de los coeficientes de dicha ecuación determina una particular forma de las cónicas. Adicionalmente, cada coeficiente tiene algún efecto particular sobre la forma, escala y posición de las cónicas.</text:p>
      <text:p text:style-name="P2"/>
      <text:p text:style-name="Standard"><text:span text:style-name="T1">Si el valor de los coeficientes asociados a los términos cuadráticos es igual, se obtendrá una circunferencia. Es importante notar que el signo del valor de </text:span><text:span text:style-name="T2">F</text:span><text:span text:style-name="T1"> es muchas veces crucial para obtener una curva. En algunos casos (por ejemplo, si su signo es igual al de los coeficientes de los términos cuadráticos) no habrá solución para la ecuación y no habrá gráfica a mostrarse.</text:span></text:p>
      <text:p text:style-name="P2"/>
      <text:p text:style-name="P2">Términos cuadráticos del mismo signo resultarán en elipses, y si su magnitud es igual, en circunferencias.</text:p>
      <text:p text:style-name="P2"/>
      <text:p text:style-name="Standard"><text:span text:style-name="T1">Términos cuadráticos de signos opuestos resultarán en hipérbolas, y la dirección en la que abren estará determinada por el signo del coeficiente </text:span><text:span text:style-name="T2">F</text:span><text:span text:style-name="T1">.</text:span></text:p>
      <text:p text:style-name="P2"/>
      <text:p text:style-name="Standard"><text:span text:style-name="T1">El coeficiente del término </text:span><text:span text:style-name="T2">B</text:span><text:span text:style-name="T1">, o término cruzado, está relacionado con la magnitud de la rotación de la curva, de tal forma que si vale 0, no habrá rotación, y los ejes de la cónica en cuestión serán paralelos a los ejes coordenados.</text:span></text:p>
      <text:p text:style-name="P2"/>
      <text:p text:style-name="Standard"><text:span text:style-name="T1">Los coeficientes </text:span><text:span text:style-name="T2">D</text:span><text:span text:style-name="T1"> y </text:span><text:span text:style-name="T2">E</text:span><text:span text:style-name="T1"> están relacionados a desplazamientos del centro de la cónica en cuestión. Sin embargo, también van relacionados a modificaciones en el tamaño.</text:span></text:p>
      <text:p text:style-name="P2"/>
      <text:p text:style-name="Standard"><text:span text:style-name="T1">La ecuación general es la forma desarrollada de la forma </text:span><text:span text:style-name="T1"><draw:frame draw:style-name="fr1" draw:name="Objeto2" text:anchor-type="as-char" svg:width="4.122cm" svg:height="1.18cm" draw:z-index="1"><draw:object xlink:href="./Object 2" xlink:type="simple" xlink:show="embed" xlink:actuate="onLoad"/><draw:image xlink:href="./ObjectReplacements/Object 2" xlink:type="simple" xlink:show="embed" xlink:actuate="onLoad"/></draw:frame></text:span><text:span text:style-name="T1">. Los signos de dicha fórmula también determinan el tipo de cónica en cuestión.</text:span></text:p>
      <text:p text:style-name="P2"/>
      <text:p text:style-name="Standard"><text:span text:style-name="T1">Al desarrollar dicha fórmula, se obtiene la general. </text:span><text:span text:style-name="T2">x</text:span><text:span text:style-name="T4">0</text:span><text:span text:style-name="T5"> y</text:span><text:span text:style-name="T1"> </text:span><text:span text:style-name="T2">y</text:span><text:span text:style-name="T4">0</text:span><text:span text:style-name="T1"> son las coordenadas del centro de la cónica (y son los mismos parámetros estudiados en la escena del desarrollo). Así pues, los coeficientes </text:span><text:span text:style-name="T2">D</text:span><text:span text:style-name="T1"> y </text:span><text:span text:style-name="T2">E</text:span><text:span text:style-name="T1"> en la fórmula desarrollada son distintos a sólo el </text:span><text:span text:style-name="T2">x</text:span><text:span text:style-name="T4">0</text:span><text:span text:style-name="T1"> y </text:span><text:span text:style-name="T2">y</text:span><text:span text:style-name="T4">0</text:span><text:span text:style-name="T1"> en la factorizada (debido a que en la factorizada aparecen x0 y y0 en una suma al cuadrado. Dicha diferencia es la responsable de que </text:span><text:span text:style-name="T2">D</text:span><text:span text:style-name="T1"> y </text:span><text:span text:style-name="T2">E</text:span><text:span text:style-name="T1"> contribuyan, además de a mover el centro de la gráfica, a alterar el tamaño de la cónica en cuestión.</text:span></text:p>
      <text:p text:style-name="P2"/>
      <text:p text:style-name="Standard"><text:span text:style-name="T1">La excentricidad es un parámetro también asociado a las cónicas, que de una forma indica qué tan alejado de una curva circular se encuentra una cónica particular dada. La interpretación numérica de dicho parámetro es el cociente del tamaño de segmento del foco </text:span><text:span text:style-name="T2">F</text:span><text:span text:style-name="T1"> a un punto de la cónica, dividido entre el tamaño de segmento de dicho punto a una recta </text:span><text:span text:style-name="T2">directriz</text:span><text:span text:style-name="T3">. Dicho valor se mantiene para todos los puntos de la cónica en cuestión.</text:span></text:p>
      <text:p text:style-name="P3"/>
      <text:p text:style-name="P3">De esta forma, existen tres tipos básicos de las cónicas: elipse, parábola e hipérbola. La circunferencia, bajo esta clasificación, queda como una elipse con excentricidad cero. En algunos textos se considera a la circunferencia como otro tipo de cónica.</text:p>
      <text:p text:style-name="P3"/>
      <text:p text:style-name="Standard"><text:span text:style-name="T3">La ecuación factorizada y desarrollada de las cónicas se puede obtener a partir de la definición: </text:span><text:span text:style-name="T2">el conjunto de puntos tales que el cociente de un foco a cualquiera de esos puntos entre el cociente de la longitud de ése punto a la directriz es constante e igual a la excentricidad</text:span><text:span text:style-name="T3">. No obstante, eso </text:span><text:soft-page-break/><text:span text:style-name="T3">queda fuera del alcance de esta unidad introductoria.</text:span></text:p>
      <text:p text:style-name="P3"/>
      <text:p text:style-name="P3">Las cónicas, adicionalmente, tienen muchas propiedades. Por un lado, aparecen en una gran variedad de fenómenos naturales, dentro de los cuales destaca las trayectorias u órbitas en la mecánica celeste. Por otra parte, son útiles en la construcción de dispositivos físicos, tales como antenas hiperbólicas o domos elípticos para la concentración de señales en los focos de las mismas. Las hipérbolas, por ejemplo, también aparecen en los patrones de interferencia constructiva y destructiva de dos focos emisores de ondas. Adicionalmente, son las originarias de las funciones hiperbólicas tan utilizadas en las matemáticas.</text:p>
      <text:p text:style-name="P3"/>
      <text:p text:style-name="P3">Se alienta al usuario a indagar más sobre dichas curvas, para hacer de esta lección introductoria el inicio de un entendimiento más profundo de ésta fascinante rama de las matemáti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12-06T12:31:58.06</meta:creation-date>
    <dc:date>2013-12-18T00:20:16.93</dc:date>
    <meta:editing-duration>PT3H7M25S</meta:editing-duration>
    <meta:editing-cycles>5</meta:editing-cycles>
    <meta:generator>OpenOffice.org/3.3$Win32 OpenOffice.org_project/330m20$Build-9567</meta:generator>
    <meta:document-statistic meta:table-count="0" meta:image-count="0" meta:object-count="2" meta:page-count="2" meta:paragraph-count="15" meta:word-count="641" meta:character-count="3832"/>
  </office:meta>
</office:document-meta>
</file>

<file path=Object 1/content.xml><?xml version="1.0" encoding="utf-8"?>
<math xmlns="http://www.w3.org/1998/Math/MathML">
  <semantics>
    <mrow>
      <mrow>
        <mrow>
          <mrow>
            <mrow>
              <mrow>
                <msup>
                  <mi mathvariant="italic">Ax</mi>
                  <mn>2</mn>
                </msup>
                <mo stretchy="false">+</mo>
                <mi mathvariant="italic">Bxy</mi>
              </mrow>
              <mo stretchy="false">+</mo>
              <msup>
                <mi mathvariant="italic">Cy</mi>
                <mn>2</mn>
              </msup>
            </mrow>
            <mo stretchy="false">+</mo>
            <mi mathvariant="italic">Dx</mi>
          </mrow>
          <mo stretchy="false">+</mo>
          <mi mathvariant="italic">Ey</mi>
        </mrow>
        <mo stretchy="false">+</mo>
        <mi>F</mi>
      </mrow>
      <mo stretchy="false">=</mo>
      <mn>0</mn>
    </mrow>
    <annotation encoding="StarMath 5.0">Ax^2+Bxy+Cy^2+Dx+Ey+F=0</annotation>
  </semantics>
</math>
</file>

<file path=Object 2/content.xml><?xml version="1.0" encoding="utf-8"?>
<math xmlns="http://www.w3.org/1998/Math/MathML">
  <semantics>
    <mrow>
      <mrow>
        <mfrac>
          <msup>
            <mrow>
              <mo stretchy="false">(</mo>
              <mrow>
                <mi>x</mi>
                <mo stretchy="false">−</mo>
                <msub>
                  <mi>x</mi>
                  <mn>0</mn>
                </msub>
              </mrow>
              <mo stretchy="false">)</mo>
            </mrow>
            <mn>2</mn>
          </msup>
          <msup>
            <mi>a</mi>
            <mn>2</mn>
          </msup>
        </mfrac>
        <mo stretchy="false">+</mo>
        <mfrac>
          <msup>
            <mrow>
              <mo stretchy="false">(</mo>
              <mrow>
                <mi>y</mi>
                <mo stretchy="false">−</mo>
                <msub>
                  <mi>y</mi>
                  <mn>0</mn>
                </msub>
              </mrow>
              <mo stretchy="false">)</mo>
            </mrow>
            <mn>2</mn>
          </msup>
          <msup>
            <mi>b</mi>
            <mn>2</mn>
          </msup>
        </mfrac>
      </mrow>
      <mo stretchy="false">=</mo>
      <mn>1</mn>
    </mrow>
    <annotation encoding="StarMath 5.0">{(x-x_0)^2}over a^2 + {(y-y_0)^2}over b^2 =1</annotation>
  </semantics>
</math>
</file>